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/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/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 fo:font-weight="bold" style:font-weight-asian="bold" style:font-weight-complex="bold"/>
    </style:style>
    <style:style style:name="T10_3" style:family="text"/>
    <style:style style:name="T10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0_5" style:family="text"/>
    <style:style style:name="P11" style:family="paragraph" style:parent-style-name="Heading_20_3">
      <style:paragraph-properties fo:margin-top="0.496cm" fo:margin-bottom="0.496cm"/>
    </style:style>
    <style:style style:name="T1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2" style:family="paragraph" style:parent-style-name="Normal"/>
    <style:style style:name="T12_1" style:family="text"/>
    <style:style style:name="T12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2_3" style:family="text"/>
    <style:style style:name="T12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2_5" style:family="text"/>
    <style:style style:name="T12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2_7" style:family="text"/>
    <style:style style:name="P13" style:family="paragraph" style:parent-style-name="Heading_20_3">
      <style:paragraph-properties fo:margin-top="0.496cm" fo:margin-bottom="0.496cm"/>
    </style:style>
    <style:style style:name="T1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/>
    <style:style style:name="T14_1" style:family="text"/>
    <style:style style:name="P15" style:family="paragraph" style:parent-style-name="Normal">
      <style:paragraph-properties fo:text-align="left" fo:text-indent="-0.494cm" fo:margin-top="0.423cm" fo:margin-left="2.54cm"/>
    </style:style>
    <style:style style:name="T15_1" style:family="text"/>
    <style:style style:name="P16" style:family="paragraph" style:parent-style-name="Normal">
      <style:paragraph-properties fo:text-align="left" fo:text-indent="-0.494cm" fo:margin-left="2.54cm"/>
    </style:style>
    <style:style style:name="T16_1" style:family="text"/>
    <style:style style:name="P17" style:family="paragraph" style:parent-style-name="Normal">
      <style:paragraph-properties fo:text-align="left" fo:text-indent="-0.494cm" fo:margin-bottom="0.423cm" fo:margin-left="2.54cm"/>
    </style:style>
    <style:style style:name="T17_1" style:family="text"/>
    <style:style style:name="P18" style:family="paragraph" style:parent-style-name="Normal"/>
    <style:style style:name="T18_1" style:family="text"/>
    <style:style style:name="T18_2" style:family="text"/>
    <style:style style:name="T18_3" style:family="text">
      <style:text-properties fo:color="#0000ee" fo:language="none" fo:language-asian="none" fo:language-complex="none" style:text-underline-style="solid" style:text-underline-color="font-color"/>
    </style:style>
    <style:style style:name="T18_4" style:family="text"/>
    <style:style style:name="P19" style:family="paragraph" style:parent-style-name="Normal">
      <style:paragraph-properties fo:text-align="left" fo:text-indent="-0.494cm" fo:margin-top="0.423cm" fo:margin-left="2.54cm"/>
    </style:style>
    <style:style style:name="T19_1" style:family="text"/>
    <style:style style:name="P20" style:family="paragraph" style:parent-style-name="Normal">
      <style:paragraph-properties fo:text-align="left" fo:text-indent="-0.494cm" fo:margin-left="2.54cm"/>
    </style:style>
    <style:style style:name="T20_1" style:family="text"/>
    <style:style style:name="P21" style:family="paragraph" style:parent-style-name="Normal">
      <style:paragraph-properties fo:text-align="left" fo:text-indent="-0.494cm" fo:margin-bottom="0.423cm" fo:margin-left="2.54cm"/>
    </style:style>
    <style:style style:name="T21_1" style:family="text"/>
    <style:style style:name="P22" style:family="paragraph" style:parent-style-name="Normal"/>
    <style:style style:name="T22_1" style:family="text"/>
    <style:style style:name="P23" style:family="paragraph" style:parent-style-name="Normal">
      <style:paragraph-properties fo:text-align="left" fo:text-indent="-0.494cm" fo:margin-top="0.423cm" fo:margin-left="1.27cm"/>
    </style:style>
    <style:style style:name="T23_1" style:family="text"/>
    <style:style style:name="P24" style:family="paragraph" style:parent-style-name="Normal">
      <style:paragraph-properties fo:text-align="left" fo:text-indent="-0.494cm" fo:margin-left="1.27cm"/>
    </style:style>
    <style:style style:name="T24_1" style:family="text"/>
    <style:style style:name="P25" style:family="paragraph" style:parent-style-name="Normal">
      <style:paragraph-properties fo:text-align="left" fo:text-indent="-0.494cm" fo:margin-left="1.27cm"/>
    </style:style>
    <style:style style:name="T25_1" style:family="text"/>
    <style:style style:name="P26" style:family="paragraph" style:parent-style-name="Normal">
      <style:paragraph-properties fo:text-align="left" fo:text-indent="-0.494cm" fo:margin-left="1.27cm"/>
    </style:style>
    <style:style style:name="T26_1" style:family="text"/>
    <style:style style:name="P27" style:family="paragraph" style:parent-style-name="Normal">
      <style:paragraph-properties fo:text-align="left" fo:text-indent="-0.494cm" fo:margin-left="1.27cm"/>
    </style:style>
    <style:style style:name="T27_1" style:family="text"/>
    <style:style style:name="P28" style:family="paragraph" style:parent-style-name="Normal">
      <style:paragraph-properties fo:text-align="left" fo:text-indent="-0.494cm" fo:margin-left="1.27cm"/>
    </style:style>
    <style:style style:name="T28_1" style:family="text"/>
    <style:style style:name="P29" style:family="paragraph" style:parent-style-name="Normal">
      <style:paragraph-properties fo:text-align="left" fo:text-indent="-0.494cm" fo:margin-left="1.27cm"/>
    </style:style>
    <style:style style:name="T29_1" style:family="text"/>
    <style:style style:name="P30" style:family="paragraph" style:parent-style-name="Normal">
      <style:paragraph-properties fo:text-align="left" fo:text-indent="-0.494cm" fo:margin-left="1.27cm"/>
    </style:style>
    <style:style style:name="T30_1" style:family="text"/>
    <style:style style:name="P31" style:family="paragraph" style:parent-style-name="Normal">
      <style:paragraph-properties fo:text-align="left" fo:text-indent="-0.494cm" fo:margin-left="1.27cm"/>
    </style:style>
    <style:style style:name="T31_1" style:family="text"/>
    <style:style style:name="P32" style:family="paragraph" style:parent-style-name="Normal">
      <style:paragraph-properties fo:text-align="left" fo:text-indent="-0.706cm" fo:margin-left="1.27cm"/>
    </style:style>
    <style:style style:name="T32_1" style:family="text"/>
    <style:style style:name="P33" style:family="paragraph" style:parent-style-name="Normal">
      <style:paragraph-properties fo:text-align="left" fo:text-indent="-0.706cm" fo:margin-left="1.27cm"/>
    </style:style>
    <style:style style:name="T33_1" style:family="text"/>
    <style:style style:name="P34" style:family="paragraph" style:parent-style-name="Normal">
      <style:paragraph-properties fo:text-align="left" fo:text-indent="-0.706cm" fo:margin-left="1.27cm"/>
    </style:style>
    <style:style style:name="T34_1" style:family="text"/>
    <style:style style:name="P35" style:family="paragraph" style:parent-style-name="Heading_20_2">
      <style:paragraph-properties fo:margin-top="0.527cm" fo:margin-bottom="0.527cm"/>
    </style:style>
    <style:style style:name="T35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36" style:family="paragraph" style:parent-style-name="Normal"/>
    <style:style style:name="T36_1" style:family="text"/>
    <style:style style:name="T36_2" style:family="text"/>
    <style:style style:name="T36_3" style:family="text">
      <style:text-properties fo:color="#0000ee" fo:language="none" fo:language-asian="none" fo:language-complex="none" style:text-underline-style="solid" style:text-underline-color="font-color"/>
    </style:style>
    <style:style style:name="T36_4" style:family="text"/>
    <style:style style:name="T36_5" style:family="text"/>
    <style:style style:name="T36_6" style:family="text">
      <style:text-properties fo:color="#0000ee" fo:language="none" fo:language-asian="none" fo:language-complex="none" style:text-underline-style="solid" style:text-underline-color="font-color"/>
    </style:style>
    <style:style style:name="T36_7" style:family="text"/>
  </office:automatic-styles>
  <office:body>
    <office:text>
      <text:h text:style-name="P1" text:outline-level="1"><text:span text:style-name="T1_1">BIP39<text:s/>Mnemonics<text:s/>Made<text:s/>Easy<text:s/>(Part<text:s/>2<text:s/>-<text:s/>The<text:s/>Tech<text:s/>of<text:s/>Bits<text:s/>to<text:s/>Backups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8-01-19<text:s/>18:46:25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In<text:s/>the<text:s/>last<text:s/>article,<text:s/>we<text:s/>discussed<text:s/>a<text:s/>high<text:s/>level<text:s/>overview<text:s/>of<text:s/>BIP39<text:s/>mnemonics<text:s/>and<text:s/>their<text:s/>value<text:s/>as<text:s/>a<text:s/>simplified<text:s/>backup<text:s/>tool.<text:s/>Mnemonics<text:s/>make<text:s/>it<text:s/>much<text:s/>easier<text:s/>to<text:s/>take<text:s/>a<text:s/></text:span><text:span text:style-name="T7_2">single<text:s/>seed</text:span><text:span text:style-name="T7_3">,<text:s/>back<text:s/>it<text:s/>up,<text:s/>and<text:s/>ensure<text:s/>access<text:s/>to<text:s/>an<text:s/>entire<text:s/>wallet<text:s/>of<text:s/>private<text:s/>keys,<text:s/>addresses,<text:s/>and<text:s/>transactions.<text:s/>But<text:s/>how<text:s/>do<text:s/>we<text:s/>go<text:s/>from<text:s/>a<text:s/>random<text:s/>set<text:s/>of<text:s/>bits<text:s/>to<text:s/>a<text:s/>list<text:s/>of<text:s/>words?<text:s/>Let's<text:s/>discuss<text:s/>the<text:s/>technical<text:s/>side<text:s/>of<text:s/>BIP39.<text:s/></text:span></text:p>
      <text:h text:style-name="P8" text:outline-level="2"><text:span text:style-name="T8_1">Bits<text:s/>to<text:s/>Backups<text:s/>-<text:s/>The<text:s/>Steps<text:s/>for<text:s/>Generating<text:s/>a<text:s/>Mnemonic</text:span></text:h>
      <text:h text:style-name="P9" text:outline-level="3"><text:span text:style-name="T9_1">First,<text:s/>Chaos</text:span></text:h>
      <text:p text:style-name="P10"><text:span text:style-name="T10_1">In<text:s/>order<text:s/>to<text:s/>generate<text:s/>a<text:s/>good<text:s/>seed,<text:s/>a<text:s/>fair<text:s/>amount<text:s/>of<text:s/>entropy<text:s/>or<text:s/>"randomness"<text:s/>is<text:s/>desirable.<text:s/>Good<text:s/>random<text:s/>number<text:s/>generators<text:s/>are<text:s/>hard<text:s/>to<text:s/>get,<text:s/>but<text:s/>modern<text:s/>OS's<text:s/>like<text:s/>Linux<text:s/>do<text:s/>a<text:s/>pretty<text:s/>good<text:s/>job<text:s/>of<text:s/>sourcing<text:s/>entropy<text:s/>from<text:s/>the<text:s/>user<text:s/>and<text:s/>hard<text:s/>drives,<text:s/>and<text:s/>something<text:s/>like<text:s/>/dev/urandom<text:s/>on<text:s/>a<text:s/>daily<text:s/>driver<text:s/>machine<text:s/>should<text:s/>be<text:s/>sufficiently<text:s/>secure<text:s/>for<text:s/>generating<text:s/>the<text:s/>entropy<text:s/>we<text:s/>need.<text:s/>Now<text:s/>how<text:s/>many<text:s/>random<text:s/>bits<text:s/>do<text:s/>we<text:s/>need?<text:s/>The<text:s/>BIP39<text:s/>standard<text:s/>specifies<text:s/>128-256<text:s/>bits<text:s/>of<text:s/>entropy<text:s/>to<text:s/>be<text:s/>used<text:s/>for<text:s/>generating<text:s/>the<text:s/>seed.<text:s/>This<text:s/>will<text:s/>correspond<text:s/>to<text:s/>12-24<text:s/>words<text:s/>later<text:s/>on<text:s/>when<text:s/>we<text:s/>"map"<text:s/>the<text:s/>entropy<text:s/>to<text:s/>the<text:s/>words.<text:s/>First,<text:s/>a<text:s/>warning:<text:s/></text:span><text:span text:style-name="T10_2">DO<text:s/>NOT<text:s/>USE<text:s/>any<text:s/>of<text:s/>the<text:s/>examples<text:s/>in<text:s/>this<text:s/>article<text:s/>to<text:s/>generate<text:s/>a<text:s/>wallet<text:s/>-<text:s/>your<text:s/>funds<text:s/>will<text:s/>be<text:s/>stolen!</text:span><text:span text:style-name="T10_3"><text:s/>With<text:s/>that<text:s/>out<text:s/>of<text:s/>the<text:s/>way,<text:s/>let's<text:s/>look<text:s/>at<text:s/>an<text:s/>example.<text:s/>First,<text:s/>let's<text:s/>generate<text:s/>128<text:s/>bits<text:s/>of<text:s/>entropy<text:s/>using<text:s/>os.urandom()<text:s/>in<text:s/>Python.<text:s/>Represented<text:s/>as<text:s/>binary,<text:s/>our<text:s/>entropy<text:s/>looks<text:s/>like<text:s/>this:<text:s/></text:span><text:span text:style-name="T10_4">10111110011001010101110111001111010100011111011010110001110101111011110111000101101001100011110100010100011101000011011011100000</text:span><text:span text:style-name="T10_5"><text:s/></text:span></text:p>
      <text:h text:style-name="P11" text:outline-level="3"><text:span text:style-name="T11_1">Next,<text:s/>a<text:s/>checksum</text:span></text:h>
      <text:p text:style-name="P12"><text:span text:style-name="T12_1">In<text:s/>order<text:s/>to<text:s/>better<text:s/>secure<text:s/>the<text:s/>seed,<text:s/>we'll<text:s/>add<text:s/>a<text:s/>checksum<text:s/>to<text:s/>the<text:s/>end<text:s/>of<text:s/>the<text:s/>entropy.<text:s/>This<text:s/>makes<text:s/>it<text:s/>easier<text:s/>for<text:s/>wallet<text:s/>software<text:s/>to<text:s/>validate<text:s/>a<text:s/>backup<text:s/>seed.<text:s/>To<text:s/>get<text:s/>the<text:s/>checksum,<text:s/>we'll<text:s/>first<text:s/>take<text:s/>the<text:s/>SHA-256<text:s/>hash<text:s/>of<text:s/>our<text:s/>entropy.<text:s/>Then,<text:s/>we<text:s/>take<text:s/>the<text:s/>first<text:s/></text:span><text:span text:style-name="T12_2">N/32</text:span><text:span text:style-name="T12_3"><text:s/>bits<text:s/>of<text:s/>the<text:s/>hash<text:s/>and<text:s/>append<text:s/>it<text:s/>to<text:s/>the<text:s/>entropy.<text:s/>In<text:s/>our<text:s/>case,<text:s/>128/32<text:s/>bits<text:s/>gives<text:s/>us<text:s/>a<text:s/>4<text:s/>bit<text:s/>checksum<text:s/>size.<text:s/>In<text:s/>our<text:s/>example,<text:s/>the<text:s/>4<text:s/>bit<text:s/>checksum<text:s/>will<text:s/>be<text:s/></text:span><text:span text:style-name="T12_4">0101</text:span><text:span text:style-name="T12_5">.<text:s/>We'll<text:s/>append<text:s/>that<text:s/>to<text:s/>the<text:s/>entropy<text:s/>to<text:s/>give<text:s/>us<text:s/>a<text:s/>132<text:s/>bit<text:s/>value:<text:s/></text:span><text:span text:style-name="T12_6">101111100110010101011101110011110101000111110110101100011101011110111101110001011010011000111101000101000111010000110110111000000101</text:span><text:span text:style-name="T12_7"><text:s/></text:span></text:p>
      <text:h text:style-name="P13" text:outline-level="3"><text:span text:style-name="T13_1">Dividing<text:s/>and<text:s/>our<text:s/>Dictionary</text:span></text:h>
      <text:p text:style-name="P14"><text:span text:style-name="T14_1">The<text:s/>final<text:s/>step<text:s/>of<text:s/>the<text:s/>process<text:s/>involves<text:s/>dividing<text:s/>our<text:s/>checksummed<text:s/>bits<text:s/>into<text:s/>"chunks"<text:s/>and<text:s/>mapping<text:s/>those<text:s/>chunks<text:s/>to<text:s/>the<text:s/>mnemonic<text:s/>words<text:s/>from<text:s/>the<text:s/>dictionary.<text:s/>The<text:s/>BIP39<text:s/>standard<text:s/>specifies<text:s/>that<text:s/>the<text:s/>chunks<text:s/>will<text:s/>always<text:s/>be<text:s/>11<text:s/>bits<text:s/>long.<text:s/>So,<text:s/>we<text:s/>divide<text:s/>our<text:s/>132<text:s/>bit<text:s/>checksummed<text:s/>entropy<text:s/>into<text:s/>12<text:s/>chunks<text:s/>of<text:s/>11<text:s/>bits<text:s/>each:<text:s/></text:span></text:p>
      <text:list text:style-name="LS1" xml:id="list0">
        <text:list-item>
          <text:list>
            <text:list-item>
              <text:p text:style-name="P15"><text:span text:style-name="T15_1">10111110011</text:span></text:p>
            </text:list-item>
            <text:list-item>
              <text:p text:style-name="P16"><text:span text:style-name="T16_1">00101010111</text:span></text:p>
            </text:list-item>
            <text:list-item>
              <text:p text:style-name="P17"><text:span text:style-name="T17_1">01110011110</text:span></text:p>
            </text:list-item>
          </text:list>
        </text:list-item>
      </text:list>
      <text:p text:style-name="P18"><text:span text:style-name="T18_1">...<text:s/>Now,<text:s/>each<text:s/>of<text:s/>these<text:s/>11<text:s/>bit<text:s/>chunks<text:s/>can<text:s/>be<text:s/>interpreted<text:s/>as<text:s/>an<text:s/>unsigned<text:s/>11<text:s/>bit<text:s/>integer<text:s/>value<text:s/>ranging<text:s/>from<text:s/>0-2047.<text:s/>This<text:s/>"maps"<text:s/>to<text:s/>a<text:s/>word<text:s/>from<text:s/>the<text:s/>dictionary<text:s/>of<text:s/>2048<text:s/>words<text:s/>directly!<text:s/>These<text:s/>are<text:s/></text:span><text:span text:style-name="T18_2"><text:a xlink:type="simple" office:target-frame-name="_blank" xlink:href="https://github.com/bitcoin/bips/blob/master/bip-0039/english.txt"><text:span text:style-name="T18_3">standardized<text:s/>and<text:s/>listed<text:s/>in<text:s/>alphabetic<text:s/>order</text:span></text:a></text:span><text:span text:style-name="T18_4">.<text:s/>So,<text:s/>we<text:s/>can<text:s/>take<text:s/>the<text:s/>11<text:s/>bit<text:s/>chunk<text:s/>as<text:s/>an<text:s/>index<text:s/>in<text:s/>the<text:s/>dictionary<text:s/>to<text:s/>extract<text:s/>the<text:s/>words<text:s/>we<text:s/>need:<text:s/></text:span></text:p>
      <text:list text:style-name="LS2" xml:id="list3">
        <text:list-item>
          <text:list>
            <text:list-item>
              <text:p text:style-name="P19"><text:span text:style-name="T19_1">10111110011<text:s/>=<text:s/>1523<text:s/>-&gt;<text:s/>salmon</text:span></text:p>
            </text:list-item>
            <text:list-item>
              <text:p text:style-name="P20"><text:span text:style-name="T20_1">00101010111<text:s/>=<text:s/>343<text:s/>-&gt;<text:s/>cliff</text:span></text:p>
            </text:list-item>
            <text:list-item>
              <text:p text:style-name="P21"><text:span text:style-name="T21_1">01110011110<text:s/>=<text:s/>926<text:s/>-&gt;<text:s/>inherit</text:span></text:p>
            </text:list-item>
          </text:list>
        </text:list-item>
      </text:list>
      <text:p text:style-name="P22"><text:span text:style-name="T22_1">...<text:s/>The<text:s/>overall<text:s/>mnemonic<text:s/>we<text:s/>generate<text:s/>is<text:s/>this<text:s/>example<text:s/>turns<text:s/>out<text:s/>to<text:s/>be:<text:s/></text:span></text:p>
      <text:list text:style-name="LS3" xml:id="list6">
        <text:list-item>
          <text:p text:style-name="P23"><text:span text:style-name="T23_1">salmon</text:span></text:p>
        </text:list-item>
        <text:list-item>
          <text:p text:style-name="P24"><text:span text:style-name="T24_1">cliff</text:span></text:p>
        </text:list-item>
        <text:list-item>
          <text:p text:style-name="P25"><text:span text:style-name="T25_1">inherit</text:span></text:p>
        </text:list-item>
        <text:list-item>
          <text:p text:style-name="P26"><text:span text:style-name="T26_1">physical</text:span></text:p>
        </text:list-item>
        <text:list-item>
          <text:p text:style-name="P27"><text:span text:style-name="T27_1">help</text:span></text:p>
        </text:list-item>
        <text:list-item>
          <text:p text:style-name="P28"><text:span text:style-name="T28_1">type</text:span></text:p>
        </text:list-item>
        <text:list-item>
          <text:p text:style-name="P29"><text:span text:style-name="T29_1">warfare</text:span></text:p>
        </text:list-item>
        <text:list-item>
          <text:p text:style-name="P30"><text:span text:style-name="T30_1">regular</text:span></text:p>
        </text:list-item>
        <text:list-item>
          <text:p text:style-name="P31"><text:span text:style-name="T31_1">dial</text:span></text:p>
        </text:list-item>
        <text:list-item>
          <text:p text:style-name="P32"><text:span text:style-name="T32_1">photo</text:span></text:p>
        </text:list-item>
        <text:list-item>
          <text:p text:style-name="P33"><text:span text:style-name="T33_1">asset</text:span></text:p>
        </text:list-item>
        <text:list-item>
          <text:p text:style-name="P34"><text:span text:style-name="T34_1">scheme</text:span></text:p>
        </text:list-item>
      </text:list>
      <text:h text:style-name="P35" text:outline-level="2"><text:span text:style-name="T35_1">Mnemonics<text:s/>-<text:s/>from<text:s/>Entropy<text:s/>to<text:s/>Dictionary<text:s/>Entries</text:span></text:h>
      <text:p text:style-name="P36"><text:span text:style-name="T36_1">The<text:s/>process<text:s/>of<text:s/>generating<text:s/>a<text:s/>mnemonic<text:s/>seed<text:s/>is<text:s/>both<text:s/>ingenious<text:s/>and<text:s/>straightforward.<text:s/>One<text:s/>can<text:s/>easily<text:s/>create<text:s/>a<text:s/>secure<text:s/>wallet<text:s/>seed<text:s/>of<text:s/>12-24<text:s/>words<text:s/>by<text:s/>generating<text:s/>some<text:s/>entropy,<text:s/>checksumming<text:s/>the<text:s/>data,<text:s/>and<text:s/>mapping<text:s/>to<text:s/>a<text:s/>standard<text:s/>dictionary.<text:s/>I've<text:s/>written<text:s/>a<text:s/>project<text:s/>called<text:s/></text:span><text:span text:style-name="T36_2"><text:a xlink:type="simple" office:target-frame-name="_blank" xlink:href="https://github.com/chaintuts/mnemonicgen"><text:span text:style-name="T36_3">MnemonicGen</text:span></text:a></text:span><text:span text:style-name="T36_4"><text:s/>that<text:s/>generates<text:s/>mnemonics<text:s/>using<text:s/>these<text:s/>steps.<text:s/>Take<text:s/>a<text:s/>look<text:s/>at<text:s/>this<text:s/>project<text:s/>to<text:s/>see<text:s/>these<text:s/>steps<text:s/>implemented<text:s/>in<text:s/>Python.<text:s/>This<text:s/>code<text:s/>should<text:s/>be<text:s/>considered<text:s/>academic/experimental<text:s/>-<text:s/>use<text:s/>it<text:s/>to<text:s/>create<text:s/>wallets<text:s/>at<text:s/>your<text:s/>own<text:s/>risk.<text:s/>Other<text:s/>proven<text:s/>implementations<text:s/>such<text:s/>as<text:s/></text:span><text:span text:style-name="T36_5"><text:a xlink:type="simple" office:target-frame-name="_blank" xlink:href="https://iancoleman.io/bip39/"><text:span text:style-name="T36_6">Ian<text:s/>Coleman's<text:s/>BIP39</text:span></text:a></text:span><text:span text:style-name="T36_7"><text:s/>are<text:s/>also<text:s/>available<text:s/>to<text:s/>study.<text:s/>Happy<text:s/>generating!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1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1" text:style-name="List2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BIP39 Mnemonics Made Easy (Part 2 - The Tech of Bits to Backups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